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nl" fo:country="NL"/>
    </style:style>
    <style:style style:name="P4" style:parent-style-name="Normal" style:family="paragraph">
      <style:text-properties fo:language="nl" fo:country="NL"/>
    </style:style>
    <style:style style:name="P5" style:parent-style-name="Normal" style:family="paragraph">
      <style:text-properties fo:language="nl" fo:country="NL"/>
    </style:style>
    <style:style style:name="T6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Html structuur darkmode</text:p>
      <text:p text:style-name="P2"/>
      <text:p text:style-name="P3">Ik heb in mijn<text:s/>&lt;body&gt;<text:s/>een &lt;aside&gt;<text:s/>element<text:s/>en een &lt;main&gt;, de &lt;aside&gt; is om de navbar aan de linker kant van het dashboard af tesplitsen van de &lt;main&gt;. In mijn &lt;aside&gt; zit een &lt;nav&gt; en daarin zit een &lt;ul&gt; met 5 &lt;li&gt; tags erin. In de &lt;nav&gt; tag zit ook nog een &lt;button&gt;.</text:p>
      <text:p text:style-name="P4"/>
      <text:p text:style-name="P5">In mijn &lt;main&gt; zit een &lt;header&gt; en een &lt;ul&gt;, in de &lt;header&gt; zit een &lt;h1&gt; en een &lt;label&gt;,<text:s/>In de &lt;label&gt; zit<text:s/>een &lt;input&gt; voor mijn checkbox knop om het dashboard in darkmode te zetten.</text:p>
      <text:p text:style-name="Normal"><text:span text:style-name="T6">In de &lt;ul&gt; zitten 4 &lt;li&gt; elementen met in ieder een &lt;li&gt; een &lt;p&gt; en een &lt;button&gt; elem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hijs Jurriaans</meta:initial-creator>
    <dc:creator>Matthijs Jurriaans</dc:creator>
    <meta:creation-date>2022-06-21T07:40:00Z</meta:creation-date>
    <dc:date>2022-06-21T07:49:00Z</dc:date>
    <meta:template xlink:href="Normal" xlink:type="simple"/>
    <meta:editing-cycles>1</meta:editing-cycles>
    <meta:editing-duration>PT540S</meta:editing-duration>
    <meta:document-statistic meta:page-count="1" meta:paragraph-count="1" meta:word-count="84" meta:character-count="565" meta:row-count="4" meta:non-whitespace-character-count="482"/>
  </office:meta>
</office:document-meta>
</file>